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2年11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8"/>November <text:s text:c="2"/>- 2013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85007" calcext:value-type="float">
            <text:p><text:s/>585,007 </text:p>
          </table:table-cell>
          <table:table-cell table:style-name="ce30" office:value-type="float" office:value="2146" calcext:value-type="float">
            <text:p><text:s/>2,146 </text:p>
          </table:table-cell>
          <table:table-cell table:style-name="ce30" office:value-type="float" office:value="30119" calcext:value-type="float">
            <text:p><text:s/>30,11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526382" calcext:value-type="float">
            <text:p><text:s/>526,38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06" calcext:value-type="float">
            <text:p><text:s/>706 </text:p>
          </table:table-cell>
          <table:table-cell table:style-name="ce30" office:value-type="float" office:value="24940" calcext:value-type="float">
            <text:p><text:s/>24,940 </text:p>
          </table:table-cell>
          <table:table-cell table:style-name="ce30" office:value-type="float" office:value="24" calcext:value-type="float">
            <text:p><text:s/>24 </text:p>
          </table:table-cell>
          <table:table-cell table:style-name="ce30" office:value-type="float" office:value="621" calcext:value-type="float">
            <text:p><text:s/>621 </text:p>
          </table:table-cell>
          <table:table-cell table:style-name="ce30" office:value-type="float" office:value="4370" calcext:value-type="float">
            <text:p><text:s/>4,370 </text:p>
          </table:table-cell>
          <table:table-cell table:style-name="ce30" office:value-type="float" office:value="3566" calcext:value-type="float">
            <text:p><text:s/>3,566 </text:p>
          </table:table-cell>
          <table:table-cell table:style-name="ce30" office:value-type="float" office:value="804" calcext:value-type="float">
            <text:p><text:s/>804 </text:p>
          </table:table-cell>
          <table:table-cell table:style-name="ce30" office:value-type="float" office:value="129" calcext:value-type="float">
            <text:p><text:s/>129 </text:p>
          </table:table-cell>
          <table:table-cell table:style-name="ce30" office:value-type="float" office:value="31" calcext:value-type="float">
            <text:p><text:s/>31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2123" calcext:value-type="float">
            <text:p><text:s/>182,123 </text:p>
          </table:table-cell>
          <table:table-cell table:style-name="ce30" office:value-type="float" office:value="837" calcext:value-type="float">
            <text:p><text:s/>83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1474" calcext:value-type="float">
            <text:p><text:s/>171,47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99" calcext:value-type="float">
            <text:p><text:s/>499 </text:p>
          </table:table-cell>
          <table:table-cell table:style-name="ce30" office:value-type="float" office:value="9512" calcext:value-type="float">
            <text:p><text:s/>9,512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266" calcext:value-type="float">
            <text:p><text:s/>266 </text:p>
          </table:table-cell>
          <table:table-cell table:style-name="ce30" office:value-type="float" office:value="1209" calcext:value-type="float">
            <text:p><text:s/>1,209 </text:p>
          </table:table-cell>
          <table:table-cell table:style-name="ce30" office:value-type="float" office:value="1137" calcext:value-type="float">
            <text:p><text:s/>1,137 </text:p>
          </table:table-cell>
          <table:table-cell table:style-name="ce30" office:value-type="float" office:value="72" calcext:value-type="float">
            <text:p><text:s/>72 </text:p>
          </table:table-cell>
          <table:table-cell table:style-name="ce30" office:value-type="float" office:value="54" calcext:value-type="float">
            <text:p><text:s/>54 </text:p>
          </table:table-cell>
          <table:table-cell table:style-name="ce30" office:value-type="float" office:value="23" calcext:value-type="float">
            <text:p><text:s/>2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838" calcext:value-type="float">
            <text:p><text:s/>82,838 </text:p>
          </table:table-cell>
          <table:table-cell table:style-name="ce30" office:value-type="float" office:value="359" calcext:value-type="float">
            <text:p><text:s/>359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3978" calcext:value-type="float">
            <text:p><text:s/>73,97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1" calcext:value-type="float">
            <text:p><text:s/>51 </text:p>
          </table:table-cell>
          <table:table-cell table:style-name="ce30" office:value-type="float" office:value="1858" calcext:value-type="float">
            <text:p><text:s/>1,85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6" calcext:value-type="float">
            <text:p><text:s/>146 </text:p>
          </table:table-cell>
          <table:table-cell table:style-name="ce30" office:value-type="float" office:value="602" calcext:value-type="float">
            <text:p><text:s/>602 </text:p>
          </table:table-cell>
          <table:table-cell table:style-name="ce30" office:value-type="float" office:value="440" calcext:value-type="float">
            <text:p><text:s/>440 </text:p>
          </table:table-cell>
          <table:table-cell table:style-name="ce30" office:value-type="float" office:value="162" calcext:value-type="float">
            <text:p><text:s/>162 </text:p>
          </table:table-cell>
          <table:table-cell table:style-name="ce30" office:value-type="float" office:value="31" calcext:value-type="float">
            <text:p><text:s/>31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4544" calcext:value-type="float">
            <text:p><text:s/>54,544 </text:p>
          </table:table-cell>
          <table:table-cell table:style-name="ce30" office:value-type="float" office:value="68" calcext:value-type="float">
            <text:p><text:s/>68 </text:p>
          </table:table-cell>
          <table:table-cell table:style-name="ce30" office:value-type="float" office:value="9427" calcext:value-type="float">
            <text:p><text:s/>9,42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30" office:value-type="float" office:value="42438" calcext:value-type="float">
            <text:p><text:s/>42,43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2451" calcext:value-type="float">
            <text:p><text:s/>2,45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1" calcext:value-type="float">
            <text:p><text:s/>31 </text:p>
          </table:table-cell>
          <table:table-cell table:style-name="ce30" office:value-type="float" office:value="237" calcext:value-type="float">
            <text:p><text:s/>237 </text:p>
          </table:table-cell>
          <table:table-cell table:style-name="ce30" office:value-type="float" office:value="228" calcext:value-type="float">
            <text:p><text:s/>228 </text:p>
          </table:table-cell>
          <table:table-cell table:style-name="ce30" office:value-type="float" office:value="9" calcext:value-type="float">
            <text:p><text:s/>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2102" calcext:value-type="float">
            <text:p><text:s/>22,102 </text:p>
          </table:table-cell>
          <table:table-cell table:style-name="ce30" office:value-type="float" office:value="80" calcext:value-type="float">
            <text:p><text:s/>80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179" calcext:value-type="float">
            <text:p><text:s/>17,17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1098" calcext:value-type="float">
            <text:p><text:s/>1,09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5" calcext:value-type="float">
            <text:p><text:s/>75 </text:p>
          </table:table-cell>
          <table:table-cell table:number-columns-repeated="2" table:style-name="ce30" office:value-type="float" office:value="216" calcext:value-type="float">
            <text:p><text:s/>21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6843" calcext:value-type="float">
            <text:p><text:s/>116,843 </text:p>
          </table:table-cell>
          <table:table-cell table:style-name="ce30" office:value-type="float" office:value="473" calcext:value-type="float">
            <text:p><text:s/>473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3396" calcext:value-type="float">
            <text:p><text:s/>113,39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" calcext:value-type="float">
            <text:p><text:s/>40 </text:p>
          </table:table-cell>
          <table:table-cell table:style-name="ce30" office:value-type="float" office:value="2995" calcext:value-type="float">
            <text:p><text:s/>2,99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4" calcext:value-type="float">
            <text:p><text:s/>64 </text:p>
          </table:table-cell>
          <table:table-cell table:style-name="ce30" office:value-type="float" office:value="652" calcext:value-type="float">
            <text:p><text:s/>652 </text:p>
          </table:table-cell>
          <table:table-cell table:style-name="ce30" office:value-type="float" office:value="283" calcext:value-type="float">
            <text:p><text:s/>283 </text:p>
          </table:table-cell>
          <table:table-cell table:style-name="ce30" office:value-type="float" office:value="369" calcext:value-type="float">
            <text:p><text:s/>369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23729" calcext:value-type="float">
            <text:p><text:s/>123,729 </text:p>
          </table:table-cell>
          <table:table-cell table:style-name="ce30" office:value-type="float" office:value="329" calcext:value-type="float">
            <text:p><text:s/>329 </text:p>
          </table:table-cell>
          <table:table-cell table:style-name="ce30" office:value-type="float" office:value="9871" calcext:value-type="float">
            <text:p><text:s/>9,87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105711" calcext:value-type="float">
            <text:p><text:s/>105,71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2" calcext:value-type="float">
            <text:p><text:s/>92 </text:p>
          </table:table-cell>
          <table:table-cell table:style-name="ce30" office:value-type="float" office:value="6894" calcext:value-type="float">
            <text:p><text:s/>6,894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39" calcext:value-type="float">
            <text:p><text:s/>39 </text:p>
          </table:table-cell>
          <table:table-cell table:style-name="ce30" office:value-type="float" office:value="1445" calcext:value-type="float">
            <text:p><text:s/>1,445 </text:p>
          </table:table-cell>
          <table:table-cell table:style-name="ce30" office:value-type="float" office:value="1253" calcext:value-type="float">
            <text:p><text:s/>1,253 </text:p>
          </table:table-cell>
          <table:table-cell table:style-name="ce30" office:value-type="float" office:value="192" calcext:value-type="float">
            <text:p><text:s/>192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747" calcext:value-type="float">
            <text:p><text:s/>2,747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18" calcext:value-type="float">
            <text:p><text:s/>1,0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0" calcext:value-type="float">
            <text:p><text:s/>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2161" calcext:value-type="float">
            <text:p><text:s/>42,161 </text:p>
          </table:table-cell>
          <table:table-cell table:style-name="ce31" office:value-type="float" office:value="97" calcext:value-type="float">
            <text:p><text:s/>97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059" calcext:value-type="float">
            <text:p><text:s/>37,05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94" calcext:value-type="float">
            <text:p><text:s/>3,99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1" calcext:value-type="float">
            <text:p><text:s/>471 </text:p>
          </table:table-cell>
          <table:table-cell table:style-name="ce31" office:value-type="float" office:value="374" calcext:value-type="float">
            <text:p><text:s/>374 </text:p>
          </table:table-cell>
          <table:table-cell table:style-name="ce31" office:value-type="float" office:value="97" calcext:value-type="float">
            <text:p><text:s/>97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464" calcext:value-type="float">
            <text:p><text:s/>5,464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43" calcext:value-type="float">
            <text:p><text:s/>3,94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0" calcext:value-type="float">
            <text:p><text:s/>3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2121" calcext:value-type="float">
            <text:p><text:s/>2,121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793" calcext:value-type="float">
            <text:p><text:s/>1,7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74" calcext:value-type="float">
            <text:p><text:s/>27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54" calcext:value-type="float">
            <text:p><text:s/>5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6331" calcext:value-type="float">
            <text:p><text:s/>6,331 </text:p>
          </table:table-cell>
          <table:table-cell table:style-name="ce31" office:value-type="float" office:value="103" calcext:value-type="float">
            <text:p><text:s/>103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93" calcext:value-type="float">
            <text:p><text:s/>4,7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3" calcext:value-type="float">
            <text:p><text:s/>73 </text:p>
          </table:table-cell>
          <table:table-cell table:style-name="ce31" office:value-type="float" office:value="729" calcext:value-type="float">
            <text:p><text:s/>729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00" calcext:value-type="float">
            <text:p><text:s/>600 </text:p>
          </table:table-cell>
          <table:table-cell table:style-name="ce31" office:value-type="float" office:value="570" calcext:value-type="float">
            <text:p><text:s/>570 </text:p>
          </table:table-cell>
          <table:table-cell table:style-name="ce31" office:value-type="float" office:value="30" calcext:value-type="float">
            <text:p><text:s/>3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37" calcext:value-type="float">
            <text:p><text:s/>1,937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76" calcext:value-type="float">
            <text:p><text:s/>1,77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399" calcext:value-type="float">
            <text:p><text:s/>2,399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11" calcext:value-type="float">
            <text:p><text:s/>1,9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6" calcext:value-type="float">
            <text:p><text:s/>12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48" calcext:value-type="float">
            <text:p><text:s/>48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772" calcext:value-type="float">
            <text:p><text:s/>2,77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37" calcext:value-type="float">
            <text:p><text:s/>2,2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3" calcext:value-type="float">
            <text:p><text:s/>15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5" calcext:value-type="float">
            <text:p><text:s/>2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66" calcext:value-type="float">
            <text:p><text:s/>13,066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68" calcext:value-type="float">
            <text:p><text:s/>12,16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41" calcext:value-type="float">
            <text:p><text:s/>4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767" calcext:value-type="float">
            <text:p><text:s/>767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42" calcext:value-type="float">
            <text:p><text:s/>64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0" calcext:value-type="float">
            <text:p><text:s/>1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708" calcext:value-type="float">
            <text:p><text:s/>2,708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47" calcext:value-type="float">
            <text:p><text:s/>2,6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83" calcext:value-type="float">
            <text:p><text:s/>83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541" calcext:value-type="float">
            <text:p><text:s/>17,541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457" calcext:value-type="float">
            <text:p><text:s/>16,45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36" calcext:value-type="float">
            <text:p><text:s/>13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2" calcext:value-type="float">
            <text:p><text:s/>32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450" calcext:value-type="float">
            <text:p><text:s/>7,450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6755" calcext:value-type="float">
            <text:p><text:s/>6,7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575" calcext:value-type="float">
            <text:p><text:s/>57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76" calcext:value-type="float">
            <text:p><text:s/>76 </text:p>
          </table:table-cell>
          <table:table-cell table:style-name="ce31" office:value-type="float" office:value="66" calcext:value-type="float">
            <text:p><text:s/>66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182" calcext:value-type="float">
            <text:p><text:s/>16,182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451" calcext:value-type="float">
            <text:p><text:s/>12,4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1" calcext:value-type="float">
            <text:p><text:s/>18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29" calcext:value-type="float">
            <text:p><text:s/>2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828" calcext:value-type="float">
            <text:p><text:s/>2,82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206" calcext:value-type="float">
            <text:p><text:s/>2,2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32" calcext:value-type="float">
            <text:p><text:s/>13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9" calcext:value-type="float">
            <text:p><text:s/>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290" calcext:value-type="float">
            <text:p><text:s/>2,29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160" calcext:value-type="float">
            <text:p><text:s/>2,1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" calcext:value-type="float">
            <text:p><text:s/>1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38" calcext:value-type="float">
            <text:p><text:s/>53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4-01-10T16:05:37</dc:date>
    <meta:print-date>2013-12-12T11:50:57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